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SecurityInInterceptor.WsSecurityInInterceptor( WsSecurity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InInterceptor.getUnderstoo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InIntercepto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InInterceptor.handle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